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26</text:p>
          </table:table-cell>
          <table:table-cell table:style-name="ACE-2" office:value-type="float" office:value="8.1918799999999994">
            <text:p>8.19</text:p>
          </table:table-cell>
          <table:table-cell table:style-name="ACE-2" office:value-type="float" office:value="98.490179999999995">
            <text:p>98.49</text:p>
          </table:table-cell>
          <table:table-cell table:style-name="ACE-0" office:value-type="float" office:value="2730">
            <text:p>27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48">
            <text:p>−0.248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27</text:p>
          </table:table-cell>
          <table:table-cell table:style-name="ACE-2" office:value-type="float" office:value="8.1918799999999994">
            <text:p>8.19</text:p>
          </table:table-cell>
          <table:table-cell table:style-name="ACE-2" office:value-type="float" office:value="98.490179999999995">
            <text:p>98.49</text:p>
          </table:table-cell>
          <table:table-cell table:style-name="ACE-0" office:value-type="float" office:value="3560">
            <text:p>35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200000000000005">
            <text:p>0.802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28</text:p>
          </table:table-cell>
          <table:table-cell table:style-name="ACE-2" office:value-type="float" office:value="8.1918799999999994">
            <text:p>8.19</text:p>
          </table:table-cell>
          <table:table-cell table:style-name="ACE-2" office:value-type="float" office:value="98.490179999999995">
            <text:p>98.49</text:p>
          </table:table-cell>
          <table:table-cell table:style-name="ACE-0" office:value-type="float" office:value="5350">
            <text:p>53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02">
            <text:p>1.502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41</text:p>
          </table:table-cell>
          <table:table-cell table:style-name="ACE-2" office:value-type="float" office:value="8.1995000000000005">
            <text:p>8.20</text:p>
          </table:table-cell>
          <table:table-cell table:style-name="ACE-2" office:value-type="float" office:value="98.493039999999993">
            <text:p>98.49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299999999999999">
            <text:p>−0.103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43</text:p>
          </table:table-cell>
          <table:table-cell table:style-name="ACE-2" office:value-type="float" office:value="8.2376900000000006">
            <text:p>8.24</text:p>
          </table:table-cell>
          <table:table-cell table:style-name="ACE-2" office:value-type="float" office:value="98.503979999999999">
            <text:p>98.50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8300000000000001">
            <text:p>0.383</text:p>
          </table:table-cell>
          <table:table-cell table:style-name="ACE-0" office:value-type="float" office:value="1.9199999999999999">
            <text:p>1.92</text:p>
          </table:table-cell>
          <table:table-cell table:style-name="ACE-0" office:value-type="float" office:value="1.9199999999999999">
            <text:p>1.92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44</text:p>
          </table:table-cell>
          <table:table-cell table:style-name="ACE-2" office:value-type="float" office:value="8.1918799999999994">
            <text:p>8.19</text:p>
          </table:table-cell>
          <table:table-cell table:style-name="ACE-2" office:value-type="float" office:value="98.490179999999995">
            <text:p>98.49</text:p>
          </table:table-cell>
          <table:table-cell table:style-name="ACE-0" office:value-type="float" office:value="1610">
            <text:p>16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9800000000000002">
            <text:p>−0.398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45</text:p>
          </table:table-cell>
          <table:table-cell table:style-name="ACE-2" office:value-type="float" office:value="8.1918799999999994">
            <text:p>8.19</text:p>
          </table:table-cell>
          <table:table-cell table:style-name="ACE-2" office:value-type="float" office:value="98.490179999999995">
            <text:p>98.49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0199999999999998">
            <text:p>0.602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46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47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1280">
            <text:p>12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46999999999999997">
            <text:p>−0.47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48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1220">
            <text:p>1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46999999999999997">
            <text:p>−0.47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49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1120">
            <text:p>11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32000000000000001">
            <text:p>−0.3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50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5760">
            <text:p>57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28999999999999998">
            <text:p>−0.29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51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830">
            <text:p>8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26000000000000001">
            <text:p>−0.26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52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5960">
            <text:p>59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17999999999999999">
            <text:p>−0.18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53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830">
            <text:p>8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3">
            <text:p>−0.6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98454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4380">
            <text:p>43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11">
            <text:p>−0.11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MR-0787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2480">
            <text:p>248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2">
            <text:p>−0.2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MR-0791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2324">
            <text:p>2324</text:p>
          </table:table-cell>
          <table:table-cell table:style-name="ACE-0" office:value-type="float" office:value="197">
            <text:p>197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200000000000002">
            <text:p>2.2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MR-1512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5394">
            <text:p>5394</text:p>
          </table:table-cell>
          <table:table-cell table:style-name="ACE-0" office:value-type="float" office:value="535">
            <text:p>535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MR-1514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4516">
            <text:p>4516</text:p>
          </table:table-cell>
          <table:table-cell table:style-name="ACE-0" office:value-type="float" office:value="454">
            <text:p>454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199999999999999">
            <text:p>2.4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MR-1519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3028">
            <text:p>3028</text:p>
          </table:table-cell>
          <table:table-cell table:style-name="ACE-0" office:value-type="float" office:value="351">
            <text:p>351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MR-1522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4416">
            <text:p>4416</text:p>
          </table:table-cell>
          <table:table-cell table:style-name="ACE-0" office:value-type="float" office:value="421">
            <text:p>421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399999999999999">
            <text:p>1.64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MR-1524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4252">
            <text:p>4252</text:p>
          </table:table-cell>
          <table:table-cell table:style-name="ACE-0" office:value-type="float" office:value="378">
            <text:p>378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8500000000000001">
            <text:p>1.85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MR-1526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5025">
            <text:p>5025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0899999999999999">
            <text:p>2.09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MR-1528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4645">
            <text:p>4645</text:p>
          </table:table-cell>
          <table:table-cell table:style-name="ACE-0" office:value-type="float" office:value="347">
            <text:p>347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299999999999999">
            <text:p>2.1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MR-1531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5310">
            <text:p>5310</text:p>
          </table:table-cell>
          <table:table-cell table:style-name="ACE-0" office:value-type="float" office:value="520">
            <text:p>520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6">
            <text:p>2.46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GAMS-8045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3080">
            <text:p>30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wood on a swa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GAMS-8050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3040">
            <text:p>304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wood on a swa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GAMS-8051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2760">
            <text:p>276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lant fragment on a swa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Y1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6335">
            <text:p>6335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Y10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3620">
            <text:p>362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17000000000000001">
            <text:p>−0.1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Y11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2815">
            <text:p>2815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33000000000000002">
            <text:p>−0.3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Y2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Y3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4625">
            <text:p>4625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Y4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4490">
            <text:p>4490</text:p>
          </table:table-cell>
          <table:table-cell table:style-name="ACE-0" office:value-type="float" office:value="79">
            <text:p>79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029999999999999999">
            <text:p>−0.0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Y5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3735">
            <text:p>3735</text:p>
          </table:table-cell>
          <table:table-cell table:style-name="ACE-0" office:value-type="float" office:value="79">
            <text:p>79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31">
            <text:p>−0.3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Y6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2600">
            <text:p>260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44">
            <text:p>−0.4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Y7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Y8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5220">
            <text:p>522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40000000000000001">
            <text:p>0.0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Phuke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Y9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4590">
            <text:p>459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40000000000000001">
            <text:p>0.0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 table:number-rows-repeated="5">
          <table:table-cell table:style-name="ACE-0"/>
          <table:table-cell table:style-name="Gnumeric-default"/>
          <table:table-cell table:style-name="ACE-0"/>
          <table:table-cell table:number-columns-repeated="2" table:style-name="ACE-2"/>
          <table:table-cell table:number-columns-repeated="4" table:style-name="ACE-0"/>
          <table:table-cell table:number-columns-repeated="2" table:style-name="Gnumeric-default"/>
          <table:table-cell table:number-columns-repeated="242" table:style-name="ACE-0"/>
          <table:table-cell table:number-columns-repeated="3" table:style-name="Gnumeric-default"/>
        </table:table-row>
        <table:table-row table:style-name="AROW-0" table:number-rows-repeated="87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table-row table:style-name="AROW-0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0" gnm:cursor-row="4">
          <gnm:selection gnm:start-col="0" gnm:start-row="4" gnm:end-col="255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8-04T15:06:2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